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5" style:family="graphic" style:parent-style-name="standard">
      <style:graphic-properties svg:stroke-color="#3465a4" draw:fill-color="#ffe994" draw:textarea-horizontal-align="justify" draw:textarea-vertical-align="middle" draw:auto-grow-height="false" fo:min-height="0.75cm" fo:min-width="2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9" style:family="graphic" style:parent-style-name="standard">
      <style:graphic-properties draw:fill-color="#bf819e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3.5cm"/>
      <style:paragraph-properties style:writing-mode="lr-tb"/>
    </style:style>
    <style:style style:name="gr1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29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30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2.25cm" fo:min-width="5cm"/>
      <style:paragraph-properties style:writing-mode="lr-tb"/>
    </style:style>
    <style:style style:name="gr32" style:family="graphic" style:parent-style-name="standard">
      <style:graphic-properties svg:stroke-color="#ffffff" draw:fill-color="#780373" draw:textarea-horizontal-align="justify" draw:textarea-vertical-align="middle" draw:auto-grow-height="false" fo:min-height="1.5cm" fo:min-width="5cm"/>
      <style:paragraph-properties style:writing-mode="lr-tb"/>
    </style:style>
    <style:style style:name="gr33" style:family="graphic" style:parent-style-name="objectwithoutfill">
      <style:graphic-properties draw:marker-end="Puntas_20_de_20_flecha_20_1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e994"/>
      <style:paragraph-properties fo:text-align="center"/>
      <style:text-properties fo:font-size="12pt"/>
    </style:style>
    <style:style style:name="P4" style:family="paragraph">
      <loext:graphic-properties draw:fill-color="#bf819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bbe33d"/>
      <style:paragraph-properties fo:text-align="center"/>
      <style:text-properties fo:font-size="14pt"/>
    </style:style>
    <style:style style:name="P9" style:family="paragraph">
      <loext:graphic-properties draw:fill-color="#780373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25cm" svg:height="1.25cm" svg:x="7.75cm" svg:y="1.75cm">
          <text:p text:style-name="P1">PARTID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.5cm" svg:x="7.5cm" svg:y="3.75cm">
          <text:p text:style-name="P1">IMPERIO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1.5cm" svg:x="23.5cm" svg:y="3.75cm">
          <text:p text:style-name="P1">TRIB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.5cm" svg:x="12.25cm" svg:y="3.75cm">
          <text:p text:style-name="P1">IMPERIO 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1.5cm" svg:x="3.5cm" svg:y="6cm">
          <text:p text:style-name="P2"><text:span text:style-name="T1">Jugador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5cm" svg:height="1cm" svg:x="3.5cm" svg:y="8cm">
          <text:p text:style-name="P1"><text:span text:style-name="T1">Emperado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5cm" svg:height="1.25cm" svg:x="3.5cm" svg:y="9.5cm">
          <text:p text:style-name="P1">Nació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1.25cm" svg:x="6.75cm" svg:y="11.5cm">
          <text:p text:style-name="P1">Región 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1.25cm" svg:x="2.25cm" svg:y="11.5cm">
          <text:p text:style-name="P1">Región 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1.5cm" svg:x="7.5cm" svg:y="6cm">
          <text:p text:style-name="P2"><text:span text:style-name="T1">Jugador 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5cm" svg:height="1cm" svg:x="7.5cm" svg:y="8cm">
          <text:p text:style-name="P1"><text:span text:style-name="T1">Sátrap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1.5cm" svg:x="3.5cm" svg:y="6cm">
          <text:p text:style-name="P2"><text:span text:style-name="T1">Jugador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5cm" svg:height="1cm" svg:x="3.5cm" svg:y="8cm">
          <text:p text:style-name="P1"><text:span text:style-name="T1">Emper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1.5cm" svg:x="24.25cm" svg:y="6.25cm">
          <text:p text:style-name="P2"><text:span text:style-name="T1">Jugad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75cm" svg:x="5cm" svg:y="14cm">
          <text:p text:style-name="P2">Ciudade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1cm" svg:x="3.25cm" svg:y="15.25cm">
          <text:p text:style-name="P1"><text:span text:style-name="T1">Capita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1cm" svg:x="13.5cm" svg:y="15.5cm">
          <text:p text:style-name="P1"><text:span text:style-name="T1">Ciuda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1cm" svg:x="16.75cm" svg:y="15.5cm">
          <text:p text:style-name="P1"><text:span text:style-name="T1">Ciud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5cm" svg:height="0.75cm" svg:x="1.5cm" svg:y="16.75cm">
          <text:p text:style-name="P1"><text:span text:style-name="T1">Edificio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cm" svg:height="0.75cm" svg:x="4.75cm" svg:y="16.75cm">
          <text:p text:style-name="P1"><text:span text:style-name="T1">Remotos Fijo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0.75cm" svg:x="8.75cm" svg:y="16.75cm">
          <text:p text:style-name="P1"><text:span text:style-name="T1">Remotos Móviles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5cm" svg:y1="3cm" svg:x2="9.5cm" svg:y2="3.75cm">
          <text:p/>
        </draw:line>
        <draw:line draw:style-name="gr14" draw:text-style-name="P5" draw:layer="layout" svg:x1="7.5cm" svg:y1="4.25cm" svg:x2="5cm" svg:y2="6cm">
          <text:p/>
        </draw:line>
        <draw:line draw:style-name="gr15" draw:text-style-name="P5" draw:layer="layout" svg:x1="4.75cm" svg:y1="7.5cm" svg:x2="4.75cm" svg:y2="8cm">
          <text:p/>
        </draw:line>
        <draw:line draw:style-name="gr16" draw:text-style-name="P5" draw:layer="layout" svg:x1="4.75cm" svg:y1="9cm" svg:x2="4.75cm" svg:y2="9.5cm">
          <text:p/>
        </draw:line>
        <draw:line draw:style-name="gr17" draw:text-style-name="P5" draw:layer="layout" svg:x1="4.75cm" svg:y1="10.75cm" svg:x2="4.25cm" svg:y2="11.5cm">
          <text:p/>
        </draw:line>
        <draw:line draw:style-name="gr18" draw:text-style-name="P5" draw:layer="layout" svg:x1="4.75cm" svg:y1="12.75cm" svg:x2="6cm" svg:y2="14cm">
          <text:p/>
        </draw:line>
        <draw:line draw:style-name="gr19" draw:text-style-name="P5" draw:layer="layout" svg:x1="6cm" svg:y1="14.75cm" svg:x2="5.5cm" svg:y2="15.25cm">
          <text:p/>
        </draw:line>
        <draw:line draw:style-name="gr20" draw:text-style-name="P5" draw:layer="layout" svg:x1="4.75cm" svg:y1="16.25cm" svg:x2="3.5cm" svg:y2="16.75cm">
          <text:p/>
        </draw:line>
        <draw:line draw:style-name="gr21" draw:text-style-name="P5" draw:layer="layout" svg:x1="5cm" svg:y1="16.25cm" svg:x2="6cm" svg:y2="16.75cm">
          <text:p/>
        </draw:line>
        <draw:line draw:style-name="gr22" draw:text-style-name="P5" draw:layer="layout" svg:x1="5cm" svg:y1="16.25cm" svg:x2="10.25cm" svg:y2="16.75cm">
          <text:p/>
        </draw:line>
        <draw:line draw:style-name="gr23" draw:text-style-name="P5" draw:layer="layout" svg:x1="5.5cm" svg:y1="14.75cm" svg:x2="13.5cm" svg:y2="16cm">
          <text:p/>
        </draw:line>
        <draw:line draw:style-name="gr24" draw:text-style-name="P5" draw:layer="layout" svg:x1="8cm" svg:y1="14.25cm" svg:x2="18cm" svg:y2="15.5cm">
          <text:p/>
        </draw:line>
        <draw:line draw:style-name="gr25" draw:text-style-name="P5" draw:layer="layout" svg:x1="6.25cm" svg:y1="10.25cm" svg:x2="8.5cm" svg:y2="11.5cm">
          <text:p/>
        </draw:line>
        <draw:line draw:style-name="gr26" draw:text-style-name="P5" draw:layer="layout" svg:x1="9cm" svg:y1="7.5cm" svg:x2="9cm" svg:y2="8cm">
          <text:p/>
        </draw:line>
        <draw:line draw:style-name="gr27" draw:text-style-name="P5" draw:layer="layout" svg:x1="9.25cm" svg:y1="5.25cm" svg:x2="9.25cm" svg:y2="6cm">
          <text:p/>
        </draw:line>
        <draw:line draw:style-name="gr28" draw:text-style-name="P5" draw:layer="layout" svg:x1="10.75cm" svg:y1="3cm" svg:x2="12.25cm" svg:y2="3.75cm">
          <text:p/>
        </draw:line>
        <draw:line draw:style-name="gr29" draw:text-style-name="P5" draw:layer="layout" svg:x1="13cm" svg:y1="2.5cm" svg:x2="23.5cm" svg:y2="4.5cm">
          <text:p/>
        </draw:line>
        <draw:line draw:style-name="gr30" draw:text-style-name="P5" draw:layer="layout" svg:x1="25.5cm" svg:y1="5.25cm" svg:x2="25.5cm" svg:y2="6.25cm">
          <text:p/>
        </draw:line>
        <draw:custom-shape draw:style-name="gr31" draw:text-style-name="P6" draw:layer="layout" svg:width="5.5cm" svg:height="2.5cm" svg:x="22.5cm" svg:y="9cm">
          <text:p text:style-name="P1">MAPA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5.5cm" svg:height="2.5cm" svg:x="22.5cm" svg:y="11.75cm">
          <text:p text:style-name="P1">PARÁMETROS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5.5cm" svg:height="2.5cm" svg:x="22.5cm" svg:y="14.5cm">
          <text:p text:style-name="P7"><text:span text:style-name="T2">INVESTIGAC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5.5cm" svg:height="2.5cm" svg:x="22.5cm" svg:y="17.25cm"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5.5cm" svg:height="1.75cm" svg:x="1.25cm" svg:y="1.25cm">
          <text:p text:style-name="P1">Lista de Partidas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6.75cm" svg:y1="2.25cm" svg:x2="7.7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7T15:07:09.909000000</meta:creation-date>
    <dc:date>2023-03-17T15:23:45.326000000</dc:date>
    <meta:editing-duration>PT16M36S</meta:editing-duration>
    <meta:editing-cycles>1</meta:editing-cycles>
    <meta:document-statistic meta:object-count="45"/>
    <meta:generator>LibreOffice/7.4.3.2$Windows_X86_64 LibreOffice_project/1048a8393ae2eeec98dff31b5c133c5f1d08b890</meta:generator>
  </office:meta>
</office:document-meta>
</file>